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DeSimbolos" style:family="table">
      <style:table-properties style:width="7.408cm" table:align="left" style:may-break-between-rows="false"/>
    </style:style>
    <style:style style:name="TabelaDeSimbolos.A" style:family="table-column">
      <style:table-column-properties style:column-width="2.593cm"/>
    </style:style>
    <style:style style:name="TabelaDeSimbolos.B" style:family="table-column">
      <style:table-column-properties style:column-width="4.815cm"/>
    </style:style>
    <style:style style:name="TabelaDeSimbolo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DeSimbolos.B1" style:family="table-cell">
      <style:table-cell-properties fo:padding="0.097cm" fo:border="0.05pt solid #000000"/>
    </style:style>
    <style:style style:name="TabelaDeSimbolos.A2" style:family="table-cell">
      <style:table-cell-properties fo:padding="0.097cm" fo:border-left="0.05pt solid #000000" fo:border-right="none" fo:border-top="none" fo:border-bottom="0.05pt solid #000000"/>
    </style:style>
    <style:style style:name="TabelaDeSimbolos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ourier New" fo:font-size="12pt" style:font-size-asian="10.5pt" style:font-size-complex="12pt"/>
    </style:style>
    <style:style style:name="P2" style:family="paragraph" style:parent-style-name="Standard">
      <style:text-properties style:font-name="Courier New" fo:font-size="12pt" officeooo:rsid="00023bea" officeooo:paragraph-rsid="00023bea" style:font-size-asian="10.5pt" style:font-size-complex="12pt"/>
    </style:style>
    <style:style style:name="P3" style:family="paragraph" style:parent-style-name="Standard">
      <style:text-properties style:font-name="Courier New" fo:font-size="12pt" officeooo:rsid="0004052b" officeooo:paragraph-rsid="0004052b" style:font-size-asian="10.5pt" style:font-size-complex="12pt"/>
    </style:style>
    <style:style style:name="P4" style:family="paragraph" style:parent-style-name="Table_20_Heading">
      <style:text-properties style:font-name="Courier New" fo:font-size="12pt" officeooo:rsid="000576bd" officeooo:paragraph-rsid="000576bd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ourier New" fo:font-size="12pt" officeooo:rsid="000576bd" officeooo:paragraph-rsid="000576bd" style:font-size-asian="10.5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ourier New" fo:font-size="12pt" officeooo:rsid="000576bd" officeooo:paragraph-rsid="000576bd" style:font-size-asian="10.5pt" style:font-size-complex="12pt"/>
    </style:style>
    <style:style style:name="T1" style:family="text">
      <style:text-properties officeooo:rsid="00023be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:<text:span text:style-name="T1">DECLARACOES</text:span></text:p>
      <text:p text:style-name="P2">argumento:INT</text:p>
      <text:p text:style-name="P2">fatorial:INT</text:p>
      <text:p text:style-name="P2"/>
      <text:p text:style-name="P2">:ALGORITMO</text:p>
      <text:p text:style-name="P2">LER argumento</text:p>
      <text:p text:style-name="P2">ATRIBUIR argumento A fatorial</text:p>
      <text:p text:style-name="P2">SE argumento = 0 ENTAO ATRIBUIR 1 A fatorial</text:p>
      <text:p text:style-name="P2">ENQUANTO argumento &gt; 1</text:p>
      <text:p text:style-name="P2"><text:s text:c="2"/>INICIO</text:p>
      <text:p text:style-name="P2"><text:s text:c="4"/>ATRIBUIR fatorial*(argumento–1) A fatorial</text:p>
      <text:p text:style-name="P2"><text:s text:c="4"/>ATRIBUIR argumento-1 A argumento</text:p>
      <text:p text:style-name="P2"><text:s text:c="2"/>FIM</text:p>
      <text:p text:style-name="P2">IMPRIMIR fatorial</text:p>
      <text:p text:style-name="P2"/>
      <text:p text:style-name="P3">&lt;Delim&gt; &lt;DEC&gt; &lt;Var, “argumento”&gt; &lt;Delim&gt; &lt;INT&gt; &lt;Var, “fatorial&gt; &lt;Delim&gt; &lt;INT&gt; &lt;Delim&gt; &lt;ALG&gt; &lt;LER&gt; &lt;Var, “argumento&gt; &lt;ATR&gt; &lt;Var, “argumento”&gt; &lt;A&gt; &lt;Var, “fatorial”&gt; &lt;SE&gt; &lt;Var, “argumento&gt; &lt;OpRel, “=”&gt; &lt;NumI, “0”&gt; &lt;ENT&gt; &lt;ATR&gt; &lt;NumI, “1”&gt; &lt;A&gt; &lt;Var, “fatorial”&gt; &lt;ENQ&gt; &lt;Var, “argumento”&gt; &lt;OpRel, “&gt;”&gt; &lt;NumI, “1”&gt; &lt;INI&gt; &lt;ATR&gt; &lt;Var, “fatorial”&gt; &lt;OpArit, “*”&gt; &lt;AP&gt; &lt;Var, “argumento”&gt; &lt;OpArit, “-”&gt; &lt;NumI, “1”&gt; &lt;FP&gt; &lt;A&gt; &lt;Var, “fatorial”&gt; &lt;ATR&gt; &lt;Var, “argumento&gt; &lt;OpArit, “-”&gt; &lt;NumI, “1”&gt; &lt;A&gt; &lt;Var, “argumento”&gt; &lt;FIM&gt; &lt;IMP&gt; &lt;Var, “fatorial”&gt;</text:p>
      <text:p text:style-name="P3"/>
      <table:table table:name="TabelaDeSimbolos" table:style-name="TabelaDeSimbolos">
        <table:table-column table:style-name="TabelaDeSimbolos.A"/>
        <table:table-column table:style-name="TabelaDeSimbolos.B"/>
        <table:table-row>
          <table:table-cell table:style-name="TabelaDeSimbolos.A1" office:value-type="string">
            <text:p text:style-name="P4">ÍNDICE</text:p>
          </table:table-cell>
          <table:table-cell table:style-name="TabelaDeSimbolos.B1" office:value-type="string">
            <text:p text:style-name="P4">????</text:p>
          </table:table-cell>
        </table:table-row>
        <table:table-row>
          <table:table-cell table:style-name="TabelaDeSimbolos.A2" office:value-type="string">
            <text:p text:style-name="P5">0</text:p>
          </table:table-cell>
          <table:table-cell table:style-name="TabelaDeSimbolos.B2" office:value-type="string">
            <text:p text:style-name="P5">:</text:p>
          </table:table-cell>
        </table:table-row>
        <table:table-row>
          <table:table-cell table:style-name="TabelaDeSimbolos.A2" office:value-type="string">
            <text:p text:style-name="P5">1</text:p>
          </table:table-cell>
          <table:table-cell table:style-name="TabelaDeSimbolos.B2" office:value-type="string">
            <text:p text:style-name="P5">DECLARACOES</text:p>
          </table:table-cell>
        </table:table-row>
        <table:table-row>
          <table:table-cell table:style-name="TabelaDeSimbolos.A2" office:value-type="string">
            <text:p text:style-name="P5">2</text:p>
          </table:table-cell>
          <table:table-cell table:style-name="TabelaDeSimbolos.B2" office:value-type="string">
            <text:p text:style-name="P5">argumento</text:p>
          </table:table-cell>
        </table:table-row>
        <table:table-row>
          <table:table-cell table:style-name="TabelaDeSimbolos.A2" office:value-type="string">
            <text:p text:style-name="P5">3</text:p>
          </table:table-cell>
          <table:table-cell table:style-name="TabelaDeSimbolos.B2" office:value-type="string">
            <text:p text:style-name="P5">INT</text:p>
          </table:table-cell>
        </table:table-row>
        <table:table-row>
          <table:table-cell table:style-name="TabelaDeSimbolos.A2" office:value-type="string">
            <text:p text:style-name="P5">4</text:p>
          </table:table-cell>
          <table:table-cell table:style-name="TabelaDeSimbolos.B2" office:value-type="string">
            <text:p text:style-name="P5">fatorial</text:p>
          </table:table-cell>
        </table:table-row>
        <table:table-row>
          <table:table-cell table:style-name="TabelaDeSimbolos.A2" office:value-type="string">
            <text:p text:style-name="P5">5</text:p>
          </table:table-cell>
          <table:table-cell table:style-name="TabelaDeSimbolos.B2" office:value-type="string">
            <text:p text:style-name="P5">ALGORITMO</text:p>
          </table:table-cell>
        </table:table-row>
        <table:table-row>
          <table:table-cell table:style-name="TabelaDeSimbolos.A2" office:value-type="string">
            <text:p text:style-name="P5">6</text:p>
          </table:table-cell>
          <table:table-cell table:style-name="TabelaDeSimbolos.B2" office:value-type="string">
            <text:p text:style-name="P5">LER</text:p>
          </table:table-cell>
        </table:table-row>
        <table:table-row>
          <table:table-cell table:style-name="TabelaDeSimbolos.A2" office:value-type="string">
            <text:p text:style-name="P5">7</text:p>
          </table:table-cell>
          <table:table-cell table:style-name="TabelaDeSimbolos.B2" office:value-type="string">
            <text:p text:style-name="P5">ATRIBUIR</text:p>
          </table:table-cell>
        </table:table-row>
        <table:table-row>
          <table:table-cell table:style-name="TabelaDeSimbolos.A2" office:value-type="string">
            <text:p text:style-name="P5">8</text:p>
          </table:table-cell>
          <table:table-cell table:style-name="TabelaDeSimbolos.B2" office:value-type="string">
            <text:p text:style-name="P5">A</text:p>
          </table:table-cell>
        </table:table-row>
        <table:table-row>
          <table:table-cell table:style-name="TabelaDeSimbolos.A2" office:value-type="string">
            <text:p text:style-name="P5"/>
          </table:table-cell>
          <table:table-cell table:style-name="TabelaDeSimbolos.B2" office:value-type="string">
            <text:p text:style-name="P5"/>
          </table:table-cell>
        </table:table-row>
        <table:table-row>
          <table:table-cell table:style-name="TabelaDeSimbolos.A2" office:value-type="string">
            <text:p text:style-name="P5"/>
          </table:table-cell>
          <table:table-cell table:style-name="TabelaDeSimbolos.B2" office:value-type="string">
            <text:p text:style-name="P5"/>
          </table:table-cell>
        </table:table-row>
        <table:table-row>
          <table:table-cell table:style-name="TabelaDeSimbolos.A2" office:value-type="string">
            <text:p text:style-name="P5"/>
          </table:table-cell>
          <table:table-cell table:style-name="TabelaDeSimbolos.B2" office:value-type="string">
            <text:p text:style-name="P5"/>
          </table:table-cell>
        </table:table-row>
        <table:table-row>
          <table:table-cell table:style-name="TabelaDeSimbolos.A2" office:value-type="string">
            <text:p text:style-name="P5"/>
          </table:table-cell>
          <table:table-cell table:style-name="TabelaDeSimbolos.B2" office:value-type="string">
            <text:p text:style-name="P5"/>
          </table:table-cell>
        </table:table-row>
        <table:table-row>
          <table:table-cell table:style-name="TabelaDeSimbolos.A2" office:value-type="string">
            <text:p text:style-name="P5"/>
          </table:table-cell>
          <table:table-cell table:style-name="TabelaDeSimbolos.B2" office:value-type="string">
            <text:p text:style-name="P5"/>
          </table:table-cell>
        </table:table-row>
        <table:table-row>
          <table:table-cell table:style-name="TabelaDeSimbolos.A2" office:value-type="string">
            <text:p text:style-name="P5"/>
          </table:table-cell>
          <table:table-cell table:style-name="TabelaDeSimbolos.B2" office:value-type="string">
            <text:p text:style-name="P5"/>
          </table:table-cell>
        </table:table-row>
        <table:table-row>
          <table:table-cell table:style-name="TabelaDeSimbolos.A2" office:value-type="string">
            <text:p text:style-name="P5"/>
          </table:table-cell>
          <table:table-cell table:style-name="TabelaDeSimbolos.B2" office:value-type="string">
            <text:p text:style-name="P5"/>
          </table:table-cell>
        </table:table-row>
        <table:table-row>
          <table:table-cell table:style-name="TabelaDeSimbolos.A2" office:value-type="string">
            <text:p text:style-name="P5"/>
          </table:table-cell>
          <table:table-cell table:style-name="TabelaDeSimbolos.B2" office:value-type="string">
            <text:p text:style-name="P5"/>
          </table:table-cell>
        </table:table-row>
      </table:table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7:05:48.584783779</meta:creation-date>
    <dc:date>2020-03-13T17:27:07.133504630</dc:date>
    <meta:editing-duration>PT21M15S</meta:editing-duration>
    <meta:editing-cycles>4</meta:editing-cycles>
    <meta:generator>LibreOffice/6.0.7.3$Linux_X86_64 LibreOffice_project/00m0$Build-3</meta:generator>
    <meta:document-statistic meta:table-count="1" meta:image-count="0" meta:object-count="0" meta:page-count="1" meta:paragraph-count="34" meta:word-count="129" meta:character-count="869" meta:non-whitespace-character-count="763"/>
  </office:meta>
</office:document-meta>
</file>